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966cm"/>
    </style:style>
    <style:style style:name="gr3" style:family="graphic" style:parent-style-name="standard">
      <style:graphic-properties draw:textarea-horizontal-align="justify" draw:textarea-vertical-align="middle" draw:auto-grow-height="false" fo:min-height="0.946cm" fo:min-width="5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4.916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1.85cm"/>
    </style:style>
    <style:style style:name="gr9" style:family="graphic" style:parent-style-name="standard">
      <style:graphic-properties draw:textarea-horizontal-align="justify" draw:textarea-vertical-align="middle" draw:auto-grow-height="false" fo:min-height="0.946cm" fo:min-width="3.404cm"/>
    </style:style>
    <style:style style:name="gr10" style:family="graphic" style:parent-style-name="standard">
      <style:graphic-properties draw:textarea-horizontal-align="justify" draw:textarea-vertical-align="middle" draw:auto-grow-height="false" fo:min-height="0.946cm" fo:min-width="3.15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36cm" fo:min-width="3.278cm"/>
    </style:style>
    <style:style style:name="gr13" style:family="graphic" style:parent-style-name="standard">
      <style:graphic-properties draw:textarea-horizontal-align="justify" draw:textarea-vertical-align="middle" draw:auto-grow-height="false" fo:min-height="1.95cm" fo:min-width="4.9cm"/>
    </style:style>
    <style:style style:name="gr14" style:family="graphic" style:parent-style-name="standard">
      <style:graphic-properties draw:textarea-horizontal-align="justify" draw:textarea-vertical-align="middle" draw:auto-grow-height="false" fo:min-height="2.25cm" fo:min-width="5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2cm" svg:height="2.3cm" svg:x="6.8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4.9cm" svg:height="2.5cm" svg:x="1cm" svg:y="2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9.2cm" svg:height="1.9cm" svg:x="4.8cm" svg:y="4.7cm">
          <text:p text:style-name="P1">Pobierz liczbę całkowitą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4cm" svg:y1="3.6cm" svg:x2="9.4cm" svg:y2="4.7cm" draw:start-shape="id1" draw:start-glue-point="8" draw:end-shape="id2" svg:d="M9400 3600v1100" svg:viewBox="0 0 1 1101">
          <text:p/>
        </draw:connector>
        <draw:custom-shape draw:style-name="gr5" draw:text-style-name="P1" xml:id="id3" draw:id="id3" draw:layer="layout" svg:width="8.6cm" svg:height="1.5cm" svg:x="5.1cm" svg:y="7.6cm">
          <text:p text:style-name="P1">Pobierz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4cm" svg:y1="6.6cm" svg:x2="9.4cm" svg:y2="7.6cm" draw:start-shape="id2" draw:start-glue-point="8" draw:end-shape="id3" draw:end-glue-point="5" svg:d="M9400 6600v1000" svg:viewBox="0 0 1 1001">
          <text:p/>
        </draw:connector>
        <draw:custom-shape draw:style-name="gr6" draw:text-style-name="P1" xml:id="id4" draw:id="id4" draw:layer="layout" svg:width="4.3cm" svg:height="1.7cm" svg:x="7.2cm" svg:y="10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.4cm" svg:height="1.7cm" svg:x="7.1cm" svg:y="12.8cm">
          <text:p text:style-name="P1">I=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9.4cm" svg:y1="9.1cm" svg:x2="9.35cm" svg:y2="10cm" draw:start-shape="id3" draw:start-glue-point="8" draw:end-shape="id4" svg:d="M9400 9100l-50 900" svg:viewBox="0 0 51 901">
          <text:p/>
        </draw:connector>
        <draw:connector draw:style-name="gr4" draw:text-style-name="P2" draw:layer="layout" draw:type="line" svg:x1="9.35cm" svg:y1="11.7cm" svg:x2="9.3cm" svg:y2="12.8cm" draw:start-shape="id4" draw:start-glue-point="2" draw:end-shape="id5" svg:d="M9350 11700l-50 1100" svg:viewBox="0 0 51 1101">
          <text:p/>
        </draw:connector>
        <draw:custom-shape draw:style-name="gr8" draw:text-style-name="P1" xml:id="id6" draw:id="id6" draw:layer="layout" svg:width="4.7cm" svg:height="3.6cm" svg:x="7cm" svg:y="15.6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8" draw:id="id8" draw:layer="layout" svg:width="6.2cm" svg:height="1.9cm" svg:x="0.4cm" svg:y="19.8cm">
          <text:p text:style-name="P1">Wypisz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3cm" svg:y1="14.5cm" svg:x2="9.35cm" svg:y2="15.6cm" draw:start-shape="id5" draw:start-glue-point="2" draw:end-shape="id6" svg:d="M9300 14500l50 1100" svg:viewBox="0 0 51 1101">
          <text:p/>
        </draw:connector>
        <draw:custom-shape draw:style-name="gr10" draw:text-style-name="P1" xml:id="id7" draw:id="id7" draw:layer="layout" svg:width="5.8cm" svg:height="1.9cm" svg:x="13.4cm" svg:y="16.5cm">
          <text:p text:style-name="P1">Wypisz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11.7cm" svg:y1="17.4cm" svg:x2="14.125cm" svg:y2="17.45cm" draw:start-shape="id6" draw:start-glue-point="7" draw:end-shape="id7" draw:end-glue-point="9" svg:d="M11700 17400l2425 50" svg:viewBox="0 0 2426 51">
          <text:p text:style-name="P1">Tak</text:p>
        </draw:connector>
        <draw:custom-shape draw:style-name="gr12" draw:text-style-name="P1" xml:id="id10" draw:id="id10" draw:layer="layout" svg:width="6cm" svg:height="2.2cm" svg:x="12.5cm" svg:y="19.5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xml:id="id11" draw:id="id11" draw:layer="layout" svg:width="5.4cm" svg:height="2.2cm" svg:x="12.8cm" svg:y="22.8cm">
          <text:p text:style-name="P1">Iloczyn= iloczyn * a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6.1cm" svg:height="2.5cm" svg:x="12.5cm" svg:y="26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5cm" svg:y1="21.7cm" svg:x2="3.45cm" svg:y2="25.6cm" draw:start-shape="id8" draw:start-glue-point="8" draw:end-shape="id9" svg:d="M3500 21700l-50 3900" svg:viewBox="0 0 51 3901">
          <text:p/>
        </draw:connector>
        <draw:connector draw:style-name="gr4" draw:text-style-name="P2" draw:layer="layout" draw:type="line" svg:x1="16.3cm" svg:y1="18.4cm" svg:x2="16.25cm" svg:y2="19.5cm" draw:start-shape="id7" draw:start-glue-point="8" draw:end-shape="id10" draw:end-glue-point="4" svg:d="M16300 18400l-50 1100" svg:viewBox="0 0 51 1101">
          <text:p/>
        </draw:connector>
        <draw:connector draw:style-name="gr4" draw:text-style-name="P2" draw:layer="layout" draw:type="line" svg:x1="15.5cm" svg:y1="21.7cm" svg:x2="15.5cm" svg:y2="22.8cm" draw:start-shape="id10" draw:start-glue-point="8" draw:end-shape="id11" draw:end-glue-point="0" svg:d="M15500 21700v1100" svg:viewBox="0 0 1 1101">
          <text:p/>
        </draw:connector>
        <draw:connector draw:style-name="gr4" draw:text-style-name="P2" draw:layer="layout" draw:type="line" svg:x1="15.5cm" svg:y1="25cm" svg:x2="15.55cm" svg:y2="26cm" draw:start-shape="id11" draw:start-glue-point="2" draw:end-shape="id12" svg:d="M15500 25000l50 1000" svg:viewBox="0 0 51 1001">
          <text:p/>
        </draw:connector>
        <draw:connector draw:style-name="gr4" draw:text-style-name="P2" draw:layer="layout" svg:x1="12.5cm" svg:y1="27.25cm" svg:x2="9.35cm" svg:y2="19.2cm" draw:start-shape="id12" draw:start-glue-point="3" draw:end-shape="id6" draw:end-glue-point="6" svg:d="M12500 27250h-3150v-8050" svg:viewBox="0 0 3151 8051">
          <text:p/>
        </draw:connector>
        <draw:connector draw:style-name="gr11" draw:text-style-name="P2" draw:layer="layout" svg:x1="7cm" svg:y1="17.4cm" svg:x2="3.5cm" svg:y2="19.8cm" draw:start-shape="id6" draw:start-glue-point="5" draw:end-shape="id8" draw:end-glue-point="5" svg:d="M7000 17400h-3500v2400" svg:viewBox="0 0 3501 24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0:07.792685477</meta:creation-date>
    <dc:date>2018-11-28T11:39:43.600809953</dc:date>
    <meta:editing-duration>PT12M49S</meta:editing-duration>
    <meta:editing-cycles>2</meta:editing-cycles>
    <meta:generator>LibreOffice/6.0.6.2$Linux_X86_64 LibreOffice_project/00m0$Build-2</meta:generator>
    <meta:document-statistic meta:object-count="24"/>
  </office:meta>
</office:document-meta>
</file>